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OperationsKontrakt 05:</text:span></text:p>
      <text:p text:style-name="P1"/>
      <text:p text:style-name="Standard"><text:span text:style-name="T2">Operation: </text:span></text:p>
      <text:p text:style-name="Standard">tilføjTilListe(væg(højde,bredde), tillæg, pris, navn).</text:p>
      <text:p text:style-name="P2"/>
      <text:p text:style-name="Standard"><text:span text:style-name="T3">Cross References:</text:span></text:p>
      <text:p text:style-name="Standard">UC01 - Forespørg på New-Yorker væg.</text:p>
      <text:p text:style-name="Standard"/>
      <text:p text:style-name="Standard"><text:span text:style-name="T3">Preconditions:</text:span></text:p>
      <text:list xml:id="list3619360676" text:style-name="WWNum2">
        <text:list-item>
          <text:p text:style-name="P4">En instans håndværker af Håndværker eksisterer.</text:p>
        </text:list-item>
        <text:list-item>
          <text:p text:style-name="P4">håndværker har færdiggjort ønsket væg.</text:p>
        </text:list-item>
      </text:list>
      <text:p text:style-name="P6"/>
      <text:p text:style-name="P3"/>
      <text:p text:style-name="Standard"><text:span text:style-name="T3">Postconditions: </text:span></text:p>
      <text:list xml:id="list1510833150" text:style-name="WWNum1">
        <text:list-item>
          <text:p text:style-name="P5">Håndværker har tilføjet færdiggjort væg til forespørgsels liste.</text:p>
        </text:list-item>
        <text:list-item>
          <text:p text:style-name="P5">håndværker føres tilbage til katalog. 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45" meta:character-count="360" meta:non-whitespace-character-count="327"/>
    <meta:generator>LibreOfficeDev/6.0.5.2$Linux_X86_64 LibreOffice_project/</meta:generator>
  </office:meta>
</office:document-meta>
</file>